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text-properties officeooo:paragraph-rsid="0020d537"/>
    </style:style>
    <style:style style:name="P4" style:family="paragraph" style:parent-style-name="Table_20_Contents">
      <style:text-properties officeooo:rsid="00199c16" officeooo:paragraph-rsid="00199c16"/>
    </style:style>
    <style:style style:name="P5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6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7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8" style:family="paragraph" style:parent-style-name="Standard">
      <style:text-properties fo:font-weight="normal" officeooo:rsid="001a1e37" officeooo:paragraph-rsid="001a1e37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7fffb" officeooo:paragraph-rsid="0027fffb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85f33" officeooo:paragraph-rsid="00285f33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8e502" officeooo:paragraph-rsid="0028e502" style:font-weight-asian="normal" style:font-weight-complex="normal"/>
    </style:style>
    <style:style style:name="P12" style:family="paragraph" style:parent-style-name="Standard" style:list-style-name="L2">
      <style:text-properties officeooo:rsid="0027fffb" officeooo:paragraph-rsid="0027fffb"/>
    </style:style>
    <style:style style:name="P13" style:family="paragraph" style:parent-style-name="Standard">
      <style:text-properties officeooo:rsid="0027fffb" officeooo:paragraph-rsid="0027fffb"/>
    </style:style>
    <style:style style:name="P14" style:family="paragraph" style:parent-style-name="Standard" style:list-style-name="L2">
      <style:text-properties officeooo:rsid="00285f33" officeooo:paragraph-rsid="00285f33"/>
    </style:style>
    <style:style style:name="P15" style:family="paragraph" style:parent-style-name="Standard">
      <style:text-properties officeooo:rsid="00285f33" officeooo:paragraph-rsid="00285f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537" style:font-weight-asian="bold" style:font-weight-complex="bold"/>
    </style:style>
    <style:style style:name="T3" style:family="text">
      <style:text-properties fo:font-weight="bold" officeooo:rsid="0027fff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d537" style:font-weight-asian="normal" style:font-weight-complex="normal"/>
    </style:style>
    <style:style style:name="T6" style:family="text">
      <style:text-properties officeooo:rsid="001a1e37"/>
    </style:style>
    <style:style style:name="T7" style:family="text">
      <style:text-properties officeooo:rsid="001a37bf"/>
    </style:style>
    <style:style style:name="T8" style:family="text">
      <style:text-properties officeooo:rsid="0020d537"/>
    </style:style>
    <style:style style:name="T9" style:family="text">
      <style:text-properties officeooo:rsid="0027ff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4">&lt;<text:span text:style-name="T6">(1B)</text:span></text:p>
          </table:table-cell>
          <table:table-cell table:style-name="Protocolo.A1" office:value-type="string">
            <text:p text:style-name="P5">Tamaño Total<text:span text:style-name="T6">(1B)</text:span></text:p>
          </table:table-cell>
          <table:table-cell table:style-name="Protocolo.A1" office:value-type="string">
            <text:p text:style-name="P4">$<text:span text:style-name="T6">(1B)</text:span></text:p>
          </table:table-cell>
          <table:table-cell table:style-name="Protocolo.A1" office:value-type="string">
            <text:p text:style-name="P6">Tipo<text:span text:style-name="T7">(1B)</text:span></text:p>
          </table:table-cell>
          <table:table-cell table:style-name="Protocolo.A1" office:value-type="string">
            <text:p text:style-name="P4">$<text:span text:style-name="T6">(1B)</text:span></text:p>
          </table:table-cell>
          <table:table-cell table:style-name="Protocolo.A1" office:value-type="string">
            <text:p text:style-name="P7">Payload(<text:span text:style-name="T9">1</text:span>B)</text:p>
          </table:table-cell>
          <table:table-cell table:style-name="Protocolo.G1" office:value-type="string">
            <text:p text:style-name="P4">&gt;<text:span text:style-name="T6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4">a través de un msje que le envíe la información solicitada.</text:span></text:p>
      <text:p text:style-name="P8"/>
      <text:p text:style-name="P1"><text:span text:style-name="T4">El </text:span><text:span text:style-name="T3">Server</text:span><text:span text:style-name="T1"> </text:span><text:span text:style-name="T4">podrá enviar 5 tipos de msjes:</text:span></text:p>
      <text:list xml:id="list778636721782419959" text:style-name="L2">
        <text:list-item>
          <text:p text:style-name="P12"><text:span text:style-name="T5">V</text:span><text:span text:style-name="T4">ICTORIA/DERROTA</text:span></text:p>
          <text:list>
            <text:list-item>
              <text:p text:style-name="P12"><text:span text:style-name="T4">TT= 7B</text:span></text:p>
            </text:list-item>
            <text:list-item>
              <text:p text:style-name="P12"><text:span text:style-name="T4">TIPO= 5 (VICTDERR)</text:span></text:p>
            </text:list-item>
            <text:list-item>
              <text:p text:style-name="P12"><text:span text:style-name="T4">PAYLOAD=</text:span></text:p>
              <text:list>
                <text:list-item>
                  <text:p text:style-name="P12"><text:span text:style-name="T4">0: significa derrota</text:span></text:p>
                </text:list-item>
                <text:list-item>
                  <text:p text:style-name="P12"><text:span text:style-name="T4">1: significa victoria</text:span></text:p>
                </text:list-item>
              </text:list>
            </text:list-item>
          </text:list>
        </text:list-item>
      </text:list>
      <text:p text:style-name="P13"><text:span text:style-name="T4"/></text:p>
      <text:list xml:id="list173839121171659" text:continue-numbering="true" text:style-name="L2">
        <text:list-item>
          <text:p text:style-name="P12"><text:span text:style-name="T4">MULTIPLICADOR</text:span></text:p>
          <text:list>
            <text:list-item>
              <text:p text:style-name="P12"><text:span text:style-name="T4">TT=7B</text:span></text:p>
            </text:list-item>
            <text:list-item>
              <text:p text:style-name="P12"><text:span text:style-name="T4">TIPO= 6 (MULTIPLICADOR)</text:span></text:p>
            </text:list-item>
            <text:list-item>
              <text:p text:style-name="P12"><text:span text:style-name="T4">PAYLOAD=</text:span></text:p>
              <text:list>
                <text:list-item>
                  <text:p text:style-name="P12"><text:span text:style-name="T4">1,2,3,4: cuando no esté habilitado el powerUp.</text:span></text:p>
                </text:list-item>
                <text:list-item>
                  <text:p text:style-name="P12"><text:span text:style-name="T4">2,4,6,8: cuando el powerUp esté habilitado.</text:span></text:p>
                </text:list-item>
              </text:list>
            </text:list-item>
          </text:list>
        </text:list-item>
        <text:list-item>
          <text:p text:style-name="P12"><text:span text:style-name="T4">AUMENTAR/DISMINUIR_POWERUP</text:span></text:p>
          <text:list>
            <text:list-item>
              <text:p text:style-name="P12"><text:span text:style-name="T4">TT=7B</text:span></text:p>
            </text:list-item>
            <text:list-item>
              <text:p text:style-name="P12"><text:span text:style-name="T4">TIPO = 4 (MASMENOSPOWUP)</text:span></text:p>
            </text:list-item>
            <text:list-item>
              <text:p text:style-name="P12"><text:span text:style-name="T4">PAYLOAD=</text:span></text:p>
              <text:list>
                <text:list-item>
                  <text:p text:style-name="P12"><text:span text:style-name="T4">0: apaga uno de los leds de powerUp.</text:span></text:p>
                </text:list-item>
                <text:list-item>
                  <text:p text:style-name="P12"><text:span text:style-name="T4">1: enciende uno de los leds de powerUp.</text:span></text:p>
                </text:list-item>
              </text:list>
            </text:list-item>
          </text:list>
        </text:list-item>
        <text:list-item>
          <text:p text:style-name="P12"><text:span text:style-name="T4">REFRESCO indica a los clientes que le pueden mandar paquetes.</text:span></text:p>
          <text:list>
            <text:list-item>
              <text:p text:style-name="P14"><text:span text:style-name="T4">TT=6B</text:span></text:p>
            </text:list-item>
            <text:list-item>
              <text:p text:style-name="P12"><text:span text:style-name="T4">TIPO= 3 (REFRESCO)</text:span></text:p>
            </text:list-item>
            <text:list-item>
              <text:p text:style-name="P14"><text:span text:style-name="T4">No tiene Payload </text:span></text:p>
            </text:list-item>
          </text:list>
        </text:list-item>
      </text:list>
      <text:p text:style-name="P15"><text:span text:style-name="T4"><text:tab/></text:span></text:p>
      <text:p text:style-name="P3"><text:span text:style-name="T8">El </text:span><text:span text:style-name="T3">Cliente </text:span><text:span text:style-name="T8">podrá responder a los pedidos del </text:span><text:span text:style-name="T2">master </text:span><text:span text:style-name="T5">a través de:</text:span></text:p>
      <text:list xml:id="list7225084881359328407" text:style-name="L3">
        <text:list-item>
          <text:p text:style-name="P9">TECLAS</text:p>
          <text:list>
            <text:list-item>
              <text:p text:style-name="P10">TT=7B</text:p>
            </text:list-item>
            <text:list-item>
              <text:p text:style-name="P9">TIPO= 0 (KEYPRESS)</text:p>
            </text:list-item>
            <text:list-item>
              <text:p text:style-name="P10">PAYLOAD=</text:p>
              <text:list>
                <text:list-item>
                  <text:p text:style-name="P10">[0-255]: indica la combinación de teclas que se están apretando.</text:p>
                  <text:p text:style-name="P10"/>
                </text:list-item>
              </text:list>
            </text:list-item>
          </text:list>
        </text:list-item>
        <text:list-item>
          <text:p text:style-name="P9">VOLUMEN</text:p>
          <text:list>
            <text:list-item>
              <text:p text:style-name="P11">TT=7B</text:p>
            </text:list-item>
            <text:list-item>
              <text:p text:style-name="P9">TIPO= 2 (VOLUMEN)</text:p>
            </text:list-item>
            <text:list-item>
              <text:p text:style-name="P11">PAYLOAD=</text:p>
              <text:list>
                <text:list-item>
                  <text:p text:style-name="P11">[0-10]: indica el nivel de volumen, 0 el más bajo y 10 el más alto.</text:p>
                </text:list-item>
              </text:list>
            </text:list-item>
          </text:list>
        </text:list-item>
        <text:list-item>
          <text:p text:style-name="P9">ACTIVAR_POWERUP</text:p>
          <text:list>
            <text:list-item>
              <text:p text:style-name="P11">TT=6B</text:p>
            </text:list-item>
            <text:list-item>
              <text:p text:style-name="P9">TIPO=1 (POWUP)</text:p>
            </text:list-item>
            <text:list-item>
              <text:p text:style-name="P11">No tiene Payloa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1-25T17:38:37.689525389</dc:date>
    <meta:editing-duration>PT53M31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48" meta:word-count="198" meta:character-count="1014" meta:non-whitespace-character-count="896"/>
  </office:meta>
</office:document-meta>
</file>